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9bb" officeooo:paragraph-rsid="001f99bb"/>
    </style:style>
    <style:style style:name="P2" style:family="paragraph" style:parent-style-name="Standard">
      <style:text-properties officeooo:rsid="0021181d" officeooo:paragraph-rsid="0021181d"/>
    </style:style>
    <style:style style:name="P3" style:family="paragraph" style:parent-style-name="Standard">
      <style:text-properties officeooo:rsid="0024779b" officeooo:paragraph-rsid="0024779b"/>
    </style:style>
    <style:style style:name="P4" style:family="paragraph" style:parent-style-name="Standard">
      <style:text-properties officeooo:rsid="002d9fe2" officeooo:paragraph-rsid="002d9fe2"/>
    </style:style>
    <style:style style:name="P5" style:family="paragraph" style:parent-style-name="Standard">
      <style:text-properties officeooo:rsid="002e4182" officeooo:paragraph-rsid="002e4182"/>
    </style:style>
    <style:style style:name="P6" style:family="paragraph" style:parent-style-name="Standard">
      <style:text-properties officeooo:rsid="002ece7b" officeooo:paragraph-rsid="002ece7b"/>
    </style:style>
    <style:style style:name="P7" style:family="paragraph" style:parent-style-name="Standard">
      <style:text-properties officeooo:rsid="00345d77" officeooo:paragraph-rsid="00345d77"/>
    </style:style>
    <style:style style:name="P8" style:family="paragraph" style:parent-style-name="Standard">
      <style:text-properties officeooo:rsid="00368b44" officeooo:paragraph-rsid="00368b44"/>
    </style:style>
    <style:style style:name="P9" style:family="paragraph" style:parent-style-name="Standard">
      <style:text-properties officeooo:rsid="0036c871" officeooo:paragraph-rsid="0036c871"/>
    </style:style>
    <style:style style:name="P10" style:family="paragraph" style:parent-style-name="Standard">
      <style:text-properties officeooo:rsid="000131aa" officeooo:paragraph-rsid="000131aa"/>
    </style:style>
    <style:style style:name="P11" style:family="paragraph" style:parent-style-name="Standard">
      <style:text-properties officeooo:rsid="003a77c3" officeooo:paragraph-rsid="003a77c3"/>
    </style:style>
    <style:style style:name="P12" style:family="paragraph" style:parent-style-name="Standard">
      <style:text-properties officeooo:rsid="003caeca" officeooo:paragraph-rsid="003caeca"/>
    </style:style>
    <style:style style:name="P13" style:family="paragraph" style:parent-style-name="Standard">
      <style:text-properties officeooo:rsid="0040b1ed" officeooo:paragraph-rsid="0040b1ed"/>
    </style:style>
    <style:style style:name="P14" style:family="paragraph" style:parent-style-name="Standard">
      <style:text-properties officeooo:rsid="00475974" officeooo:paragraph-rsid="00475974"/>
    </style:style>
    <style:style style:name="T1" style:family="text">
      <style:text-properties officeooo:rsid="00214379"/>
    </style:style>
    <style:style style:name="T2" style:family="text">
      <style:text-properties officeooo:rsid="0021cf85"/>
    </style:style>
    <style:style style:name="T3" style:family="text">
      <style:text-properties officeooo:rsid="00232b46"/>
    </style:style>
    <style:style style:name="T4" style:family="text">
      <style:text-properties officeooo:rsid="0024dc35"/>
    </style:style>
    <style:style style:name="T5" style:family="text">
      <style:text-properties officeooo:rsid="0025b916"/>
    </style:style>
    <style:style style:name="T6" style:family="text">
      <style:text-properties officeooo:rsid="0026bcbd"/>
    </style:style>
    <style:style style:name="T7" style:family="text">
      <style:text-properties officeooo:rsid="00283a7b"/>
    </style:style>
    <style:style style:name="T8" style:family="text">
      <style:text-properties officeooo:rsid="00287dfb"/>
    </style:style>
    <style:style style:name="T9" style:family="text">
      <style:text-properties officeooo:rsid="002a643d"/>
    </style:style>
    <style:style style:name="T10" style:family="text">
      <style:text-properties officeooo:rsid="002d183c"/>
    </style:style>
    <style:style style:name="T11" style:family="text">
      <style:text-properties officeooo:rsid="002e4182"/>
    </style:style>
    <style:style style:name="T12" style:family="text">
      <style:text-properties officeooo:rsid="002ece7b"/>
    </style:style>
    <style:style style:name="T13" style:family="text">
      <style:text-properties officeooo:rsid="0030c1fd"/>
    </style:style>
    <style:style style:name="T14" style:family="text">
      <style:text-properties officeooo:rsid="0030cf93"/>
    </style:style>
    <style:style style:name="T15" style:family="text">
      <style:text-properties officeooo:rsid="0034b2d0"/>
    </style:style>
    <style:style style:name="T16" style:family="text">
      <style:text-properties officeooo:rsid="00365216"/>
    </style:style>
    <style:style style:name="T17" style:family="text">
      <style:text-properties officeooo:rsid="00031438"/>
    </style:style>
    <style:style style:name="T18" style:family="text">
      <style:text-properties officeooo:rsid="0003f9ca"/>
    </style:style>
    <style:style style:name="T19" style:family="text">
      <style:text-properties officeooo:rsid="00053cc7"/>
    </style:style>
    <style:style style:name="T20" style:family="text">
      <style:text-properties officeooo:rsid="003adc66"/>
    </style:style>
    <style:style style:name="T21" style:family="text">
      <style:text-properties officeooo:rsid="003b9bb4"/>
    </style:style>
    <style:style style:name="T22" style:family="text">
      <style:text-properties officeooo:rsid="003db31e"/>
    </style:style>
    <style:style style:name="T23" style:family="text">
      <style:text-properties officeooo:rsid="003e0cc3"/>
    </style:style>
    <style:style style:name="T24" style:family="text">
      <style:text-properties officeooo:rsid="003f829a"/>
    </style:style>
    <style:style style:name="T25" style:family="text">
      <style:text-properties officeooo:rsid="0043e8ea"/>
    </style:style>
    <style:style style:name="T26" style:family="text">
      <style:text-properties officeooo:rsid="004540c6"/>
    </style:style>
    <style:style style:name="T27" style:family="text">
      <style:text-properties officeooo:rsid="0045c2ea"/>
    </style:style>
    <style:style style:name="T28" style:family="text">
      <style:text-properties officeooo:rsid="00475974"/>
    </style:style>
    <style:style style:name="T29" style:family="text">
      <style:text-properties officeooo:rsid="00485f1b"/>
    </style:style>
    <style:style style:name="T30" style:family="text">
      <style:text-properties officeooo:rsid="00499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3">CONCEITOS BÁSICOS DE SISTEMAS DE INFORMAÇÃO</text:p>
      <text:p text:style-name="P3">-<text:span text:style-name="T10">é um conjunto de componentes inter-relacionados, sendo: software, hardware e redes de telecomunicações</text:span></text:p>
      <text:p text:style-name="P2">-<text:span text:style-name="T1">servem para: armazenar, compartilhar, recuperar dados (informações)</text:span></text:p>
      <text:p text:style-name="P2">-<text:span text:style-name="T2">possibilita a agilidade na execução destes processos </text:span></text:p>
      <text:p text:style-name="P2">-<text:span text:style-name="T3">o avanço tecnológico, permite um maior dinamismo nestes processos, com uso de aplicativos, <text:tab/>aplicações web, esteja onde estiver.</text:span></text:p>
      <text:p text:style-name="P2"/>
      <text:p text:style-name="P3">SISTEMA DE INFORMAÇÃO NO MUNDO REAL </text:p>
      <text:p text:style-name="P3">-<text:span text:style-name="T4">usados por empresas para proporcionar suporte as suas operações </text:span></text:p>
      <text:p text:style-name="P3">-<text:span text:style-name="T5">melhorar: eficiência, tomada de decisões e competitividade </text:span></text:p>
      <text:p text:style-name="P3">-<text:span text:style-name="T6">automações de atividades repetitivas </text:span></text:p>
      <text:p text:style-name="P3">-<text:span text:style-name="T7">gerenciamento e análise de dados </text:span></text:p>
      <text:p text:style-name="P3">-<text:span text:style-name="T8">comércios eletrônicos em geral </text:span></text:p>
      <text:p text:style-name="P3">-<text:span text:style-name="T9">gestão remota de atividades em geral </text:span></text:p>
      <text:p text:style-name="P3"/>
      <text:p text:style-name="P5">DIAMANTE DE LEAVITT</text:p>
      <text:p text:style-name="P4">-é feita em torno de 4 elementos: </text:p>
      <text:p text:style-name="P4">TAREFA: atividade necessária para a produção de um bem ou serviço </text:p>
      <text:p text:style-name="P4">PESSOA: <text:span text:style-name="T11">engloba todas as pessoas diretamente envolvidas no sistema. Ex: Usuário, Gerente, <text:tab/>Desenvolvedor etc…</text:span></text:p>
      <text:p text:style-name="P5">ESTRUTURA: <text:span text:style-name="T12">abrange estrutura hierárquica, relacionamento entre componentes de indivíduos e <text:tab/>pessoas.</text:span></text:p>
      <text:p text:style-name="P6">TECNOLOGIA: <text:span text:style-name="T13">compreende: hardware, softwares e </text:span><text:span text:style-name="T14">dados</text:span><text:span text:style-name="T13">. </text:span></text:p>
      <text:p text:style-name="P6"/>
      <text:p text:style-name="P7">A EVOLUÇÃO DOS SISTEMAS DE INFORMAÇÃO </text:p>
      <text:p text:style-name="P7">-<text:span text:style-name="T15">possibilitou a democratização do acesso á informação </text:span></text:p>
      <text:p text:style-name="P7">-<text:span text:style-name="T16">arquitetura cliente-servidor: modelo de arquitetura que os recursos são divididos, parte é <text:tab/>processado no pc do cliente, parte no servidor, sempre respeitando suas respectivas <text:tab/>responsabilidades</text:span></text:p>
      <text:p text:style-name="P7"/>
      <text:p text:style-name="P8">*os sistemas de informação se tornaram a espinha dorsal de uma organização </text:p>
      <text:p text:style-name="P8"/>
      <text:p text:style-name="P9">A ERA DO MAINFRAME </text:p>
      <text:p text:style-name="P9">-são grandes computadores com um poder superior de processamento e armazenamento </text:p>
      <text:p text:style-name="P10"/>
      <text:p text:style-name="P10">SISTEMAS DE INFORMAÇÃO </text:p>
      <text:p text:style-name="P10"/>
      <text:p text:style-name="P10">A REVOLUÇÃO DO PC </text:p>
      <text:p text:style-name="P10">-<text:span text:style-name="T17">em 1975 foi criado e apresentado o primeiro micro c</text:span><text:span text:style-name="T18">o</text:span><text:span text:style-name="T17">mputador, chamado de Altair 8800.</text:span></text:p>
      <text:p text:style-name="P10">-<text:span text:style-name="T18">devido a grande repercussão positiva, começou a corrida entra Apple e microsoft + IBM </text:span></text:p>
      <text:p text:style-name="P10">-<text:span text:style-name="T19">a microsoft então desenvolve o windows</text:span></text:p>
      <text:p text:style-name="P10"/>
      <text:p text:style-name="P11">SERVIDOR CLIENTE </text:p>
      <text:p text:style-name="P11">-<text:span text:style-name="T20">forma de estrutura inicial onde usuários já poderiam interagir entre si, compartilhando dados, <text:tab/>estando conectados na mesma rede local(LAN), e todos conectados a um servidor local.</text:span></text:p>
      <text:p text:style-name="P11">-<text:span text:style-name="T21">até então, permitia a colaboração interna entre usuários e pc </text:span></text:p>
      <text:p text:style-name="P11"/>
      <text:p text:style-name="P12">INTERNET, WORLD WIDE WEB E INTERNET </text:p>
      <text:p text:style-name="P12">-<text:span text:style-name="T22">www = documentos inte</text:span><text:span text:style-name="T23">r</text:span><text:span text:style-name="T22">ligados na internet, </text:span><text:span text:style-name="T24">serviço que precisa da internet para poder operar</text:span></text:p>
      <text:p text:style-name="P12"><text:soft-page-break/>-<text:span text:style-name="T22">internet = rede global de computadores</text:span></text:p>
      <text:p text:style-name="P10"/>
      <text:p text:style-name="Standard"/>
      <text:p text:style-name="P13">WEB 2.0 E 3.0 </text:p>
      <text:p text:style-name="P13"/>
      <text:p text:style-name="P13">-<text:span text:style-name="T25">2.0 = foi o período em que, empresas disponibilizam seus sites para interação maior com cliente, <text:tab/>em vez de ser uma simples página estática como um catálogo.</text:span></text:p>
      <text:p text:style-name="P13">-<text:span text:style-name="T26">época dos blogs, </text:span><text:span text:style-name="T27">redes sociais (orkut)</text:span><text:span text:style-name="T26"> onde o usuário podia de alguma maneira, inserir dados, <text:tab/></text:span><text:span text:style-name="T27">e</text:span><text:span text:style-name="T26">nviar informações, e o dono do site por outro lado, receber estes dados, e até interagir.</text:span></text:p>
      <text:p text:style-name="P13">-<text:span text:style-name="T28">muitos nichos de mercado físico foram substituído</text:span><text:span text:style-name="T29">s</text:span><text:span text:style-name="T28"> por atividades relativas online (jornais, <text:tab/>locadoras, agência de viagens)</text:span></text:p>
      <text:p text:style-name="P14">-<text:span text:style-name="T30">com o avanço da internet e seus recursos, vieram as demandas de definir limites (leis <text:tab/>regulamentadoras)</text:span></text:p>
      <text:p text:style-name="P14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2:30:05.103000000</meta:creation-date>
    <dc:date>2024-06-14T13:28:42.522000000</dc:date>
    <meta:editing-duration>PT1H37M29S</meta:editing-duration>
    <meta:editing-cycles>44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1" meta:word-count="410" meta:character-count="2822" meta:non-whitespace-character-count="2419"/>
  </office:meta>
</office:document-meta>
</file>